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0000001E04D586B2310B707F6.png" manifest:media-type="image/png"/>
  <manifest:file-entry manifest:full-path="Pictures/1000020100000280000001E0C212D3E91E5ABEB9.png" manifest:media-type="image/png"/>
  <manifest:file-entry manifest:full-path="Pictures/1000020100000280000001E02D69D729A001BD69.png" manifest:media-type="image/png"/>
  <manifest:file-entry manifest:full-path="Pictures/1000020100000280000001E06BA16314C55A7C81.png" manifest:media-type="image/png"/>
  <manifest:file-entry manifest:full-path="Pictures/1000020100000280000001E088AB86DFA4C1473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2" draw:layer="layout" svg:width="14.934cm" svg:height="11.2cm" svg:x="13cm" svg:y="2cm">
          <draw:image xlink:href="Pictures/1000020100000280000001E06BA16314C55A7C81.png" xlink:type="simple" xlink:show="embed" xlink:actuate="onLoad">
            <text:p/>
          </draw:image>
        </draw:frame>
        <draw:frame draw:style-name="gr2" draw:text-style-name="P2" draw:layer="layout" svg:width="15.255cm" svg:height="11.441cm" svg:x="0cm" svg:y="2.159cm">
          <draw:image xlink:href="Pictures/1000020100000280000001E088AB86DFA4C14734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11.223cm" svg:height="8.417cm" svg:x="7.177cm" svg:y="7.4cm">
          <draw:image xlink:href="Pictures/1000020100000280000001E02D69D729A001BD69.png" xlink:type="simple" xlink:show="embed" xlink:actuate="onLoad">
            <text:p/>
          </draw:image>
        </draw:frame>
        <draw:frame draw:style-name="gr2" draw:text-style-name="P2" draw:layer="layout" svg:width="11.601cm" svg:height="8.701cm" svg:x="0.6cm" svg:y="0.299cm" presentation:class="graphic" presentation:user-transformed="true">
          <draw:image xlink:href="Pictures/1000020100000280000001E0C212D3E91E5ABEB9.png" xlink:type="simple" xlink:show="embed" xlink:actuate="onLoad">
            <text:p/>
          </draw:image>
        </draw:frame>
        <draw:frame draw:style-name="gr2" draw:text-style-name="P2" draw:layer="layout" svg:width="12.211cm" svg:height="9.158cm" svg:x="15.389cm" svg:y="0cm">
          <draw:image xlink:href="Pictures/1000020100000280000001E04D586B2310B707F6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5T21:32:24.126119565</meta:creation-date>
    <dc:date>2019-12-06T00:52:12.690412261</dc:date>
    <meta:editing-duration>PT1H13M25S</meta:editing-duration>
    <meta:editing-cycles>1</meta:editing-cycles>
    <meta:document-statistic meta:object-count="32"/>
    <meta:generator>LibreOffice/6.0.7.3$Linux_X86_64 LibreOffice_project/00m0$Build-3</meta:generator>
  </office:meta>
</office:document-meta>
</file>